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02_04-37-41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0-02_00-59-34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0-01_19-26-57_000.jpg</text:p>
          </table:table-cell>
          <table:table-cell table:style-name="ce27" office:value-type="string">
            <text:p>:m Other / 買うもの / item=~,at=キャン・ドゥ,for=~,other=買った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0-01_20-58-2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0-02_12-31-09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0-02_07-43-36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0-02_14-19-29_000.jpg</text:p>
          </table:table-cell>
          <table:table-cell table:style-name="ce27" office:value-type="string">
            <text:p>:m 東和 PHOTO / 220930f / 東神奈川駅 / ガーラ東神奈川 / １名（設備） / 日建（馬淵建設） / 日誌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東和 PHOTO / 220930f / 東神奈川駅 / ガーラ東神奈川 / １名（設備） / 日建（馬淵建設） / 日誌">
            <text:p>:m 東和 PHOTO / 220930f / 東神奈川駅 / ガーラ東神奈川 / １名（設備） / 日建（馬淵建設） / 日誌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10-02_17-23-34_000.jpg</text:p>
          </table:table-cell>
          <table:table-cell table:style-name="ce27" office:value-type="string">
            <text:p>:m RES 1-2*2 / free# JVEMV6 general#_1002:1 / JVEMV6.general / topics=plastic-degeneration;プラスチック分解,w=PET;polyester;テレフタル酸；エチレングリコール,s=~,i=~,doc=r-1-1~1.6#1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1-2*2 / free# JVEMV6 general#_1002:1 / JVEMV6.general / topics=plastic-degeneration;プラスチック分解,w=PET;polyester;テレフタル酸；エチレングリコール,s=~,i=~,doc=r-1-1~1.6#1,other=~">
            <text:p>:m RES 1-2*2 / free# JVEMV6 general#_1002:1 / JVEMV6.general / topics=plastic-degeneration;プラスチック分解,w=PET;polyester;テレフタル酸；エチレングリコール,s=~,i=~,doc=r-1-1~1.6#1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9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3">2022/10/03</text:date>, <text:time>09:55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3T09:55:11.39</dc:date>
    <dc:creator>iwabuchi ken</dc:creator>
    <meta:editing-duration>P49DT11H31M44S</meta:editing-duration>
    <meta:editing-cycles>16156</meta:editing-cycles>
    <meta:document-statistic meta:table-count="2" meta:cell-count="909" meta:object-count="0"/>
    <meta:user-defined meta:name="qrichtext">1</meta:user-defined>
  </office:meta>
</office:document-meta>
</file>